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result_box"/>Once upon a time, in the ancient times, on the banks of the River Siak stood a kingdom called Gasib. This kingdom is very famous, because it has a powerful and well-respected commander, Panglima Gimpam his name. As long as he becomes the ruler of the Kingdom of Fate, no other kingdom can conquer it.<text:line-break/><text:line-break/>In addition, the Kingdom of Gasib also has a daughter whose beauty is already famous to various countries, Princess Mayang Glass name. Nevertheless, no king dared to ask for his hand. They feel reluctant to marry the Princess, because the King of Fame is known to have that brave Commander Gimpam.<text:line-break/><text:line-break/>One day, the King of Aceh dared to marry Putri Kaca Mayang. He also sent two of his panglimanya to convey his proposal to King of Gasib. Arriving in the presence of King of Fate, the two commanders then convey the purpose of their arrival. Please, Sire! We are the messengers of the King of Aceh. The purpose of our arrival is to deliver our king's proposal, reported a messenger. Right, Sire! Our king intended to marry Princess Majesty named Putri Kaca Mayang, added the other emissary.<text:line-break/><text:line-break/> Sorry, Messenger! My daughter is not ready to marry yet. Give our apologies to your king, replied King Gasib with great authority. Hearing the answer, the two messengers rushed back to Aceh with annoyance and disappointment.<text:line-break/><text:line-break/>In the presence of King Aceh, the two messengers reported on the rejection of King Gasib. The king of Aceh was very disappointed and humiliated by the report. He is very angry and intends to attack the Kingdom of Gasib.<text:line-break/><text:line-break/>Meanwhile, King Gasib has been preparing a royal war troop to confront a possible attack, since he is very familiar with the arrogant nature of the Aceh King. Commander Gimpam led the guard at Kuala Gasib, the area around the Siak River.<text:line-break/><text:line-break/>Apparently all the preparations of the Kingdom of Gasib are known by the Kingdom of Aceh. Through a spy, the King of Aceh knew the mighty Commander Gimpam was in Kuala Gasib. Therefore, the King of Aceh and his troops sought another way to enter the land of Gasib. So he persuaded a resident of Gasib to guide the way.<text:line-break/><text:line-break/>Hi, young man! Are you inhabit this country ?, asked the guardian of King of Aceh to a resident of Gasib. Right, sir! the young man replied briefly. If so, show us the road to the land of Gasib! demanded the guard. Knowing that the armed forces would attack Gasib's country, the young man refused to show them the way to Gasib. He does not want to betray his country. Sorry Mister! Actually I do not know the ins and outs of this country, the young man replied. Feeling lied to, the guardian of the King of Aceh suddenly beat the boy up to be battered. Unable to withstand the torture he received, the young man was forced to give directions to the road leading to Fate.<text:line-break/><text:line-break/>Thanks to the youth's guidance, the Acehnese soldiers arrived in Gasib without the knowledge of the Commander of Gimpam and his men. By the time the Acehnese soldiers entered Gasib, they began to attack the inhabitants. King Gasib who was mingling with the family of the palace did not know if his enemy has ravaged the village and its inhabitants. When the Acehnese soldiers stormed the palace grounds, then King Gatasb was conscious, but the order to fight was too late. All of the guards who had not had time to resist had been killed at the end of Aceh's Acehnese rencong. In an instant, the palace was overrun by the Acehnese soldiers. King of Fate can not do anything. He can only watch his bodyguards killed one by one massacred by the soldiers of Aceh. Glass Princess Mayang beautiful beautiful that they managed to take it run.<text:line-break/><text:line-break/><text:soft-page-break/>Commander Gimpam who was informed that the palace had been occupied by the Acehnese soldiers, he and his troops immediately returned to the palace. He saw bodies lying covered in blood. Commander Gimpam was very angry and vowed to avenge the defeat of the Kingdom of Gasib and promised to bring back Mayang Glass Mayang to the palace.<text:line-break/><text:line-break/>At that time also Commander Gimpam went to Aceh to fulfill his oath. With his supernatural powers, it was not long before the Panglima Gimpam in Aceh. The Acehnese soldiers had been preparing for his arrival. They had prepared two large elephants to confront the Commander of Gimpam at the palace gate. When Commander Gimpam arrived at the palace gate, he jumped onto the back of the big elephant. With his supernatural and courage, he brought the two tamed elephants to the palace to be handed over to the King of Aceh.<text:line-break/><text:line-break/>The king of Aceh was shocked and amazed to see the courage and supernatural powers of the Gimpam Commander tame the elephant that had been prepared to kill him. At last the King of Aceh acknowledged the supernatural powers of Gimpam and handed Princess Mayang Glass to be brought back to the palace of Gasib.<text:line-break/><text:line-break/>After that, Commander Gimpam immediately brought <text:bookmark text:name="result_box2"/>Princess Mayang Glass is sick to Gasib. On the way home, Princess's illness worsened. The wind that is so tight makes the Princess hard to breathe. Arriving at the Kuantan River, Princess Mayang Glass asked the Commander Gimpam to pause. Commander! I can no longer bear this pain. Please convey my greetings and apologies to my family in the Palace of Gasib, the Princess said in a hoarse voice. Before the Commander Gimpam said anything, the Princess breathed his last. The Commander of Gimpam felt guilty, for he could not bring the Princess to the palace alive. With profound grief, the Commander Gimpam continued his journey by carrying the body of Princess Mayang Glass to the presence of King of Fate.<text:line-break/><text:line-break/>Arriving at the palace of Gasib, the arrival of Commander Gimpam who brought the body of the Princess was welcomed by the palace family with feelings of sadness. All the palaces and residents of the land of Gasib join in mourning. Without waiting for long, the body of Princess Mayang Glass immediately buried in Gasib. Since the loss of his daughter, King Gasib is very sad and lonely. The more days the sadness of King Gasib deepens. To eliminate the shadow of his beloved daughter, King Gasib decides to leave the palace and retreat to Mount Ledang, Malacca.<text:line-break/><text:line-break/>For a while, the royal government of Gasib is held by the Commander of Gimpam. However, not long, the Commander Gimpam also intends to leave the kingdom. His loyal nature, making the Commander Gimpam not want to enjoy the pleasure in the sadness and suffering of others. He also did not want to take the property of others even though the opportunity is in front of him.<text:line-break/><text:line-break/>Finally, at his own will, the Commander of Gimpam left for Gasib and opened a new village, called Pekanbaru. Until now, the name was used to mention the name of the capital of Riau Province, Pekanbaru City. Meanwhile, the grave of Commander Gimpam can still be seen in Hulu Sail, about 20 km from the city of Pekanbaru.<text:line-break/><text:line-break/>* * *<text:line-break/><text:line-break/>Folklore above not only contains historical values, but also contains moral values ​​that can be used as guidelines in everyday life. These moral values ​​are loyal and do not want to take something that is not their right. Both traits are reflected in the nature of Commander Gimpam. The loyalty of the Commander of Gimpam is shown in his character who does not want to have fun over the suffering of his king, King Gasib. He did not want to enjoy all the pleasures and luxuries that existed in the palace, while his king lived miserably and was overwhelmed with sadness, being left behind by his <text:soft-page-break/>beloved daughter. In addition, the Commander of Gimpam also felt that he was not entitled to enjoy all that luxury, because it was not his propert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5:59:17.442383776</meta:creation-date>
    <dc:date>2018-03-14T16:01:00.632613813</dc:date>
    <meta:editing-duration>PT1M45S</meta:editing-duration>
    <meta:editing-cycles>1</meta:editing-cycles>
    <meta:document-statistic meta:table-count="0" meta:image-count="0" meta:object-count="0" meta:page-count="3" meta:paragraph-count="1" meta:word-count="1336" meta:character-count="7543" meta:non-whitespace-character-count="6186"/>
    <meta:generator>LibreOffice/5.1.6.2$Linux_X86_64 LibreOffice_project/10m0$Build-2</meta:generator>
  </office:meta>
</office:document-meta>
</file>